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number-columns-repeated="2" table:default-cell-style-name="ce17"/>
        <table:table-column table:style-name="co2" table:default-cell-style-name="ce13"/>
        <table:table-column table:style-name="co2" table:default-cell-style-name="ce20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6" office:value-type="string" calcext:value-type="string">
            <text:p>exercise</text:p>
          </table:table-cell>
          <table:table-cell table:style-name="ce7" office:value-type="string" calcext:value-type="string">
            <text:p>upper</text:p>
          </table:table-cell>
          <table:table-cell table:style-name="ce11" office:value-type="string" calcext:value-type="string">
            <text:p>lower</text:p>
          </table:table-cell>
          <table:table-cell table:style-name="ce21" office:value-type="string" calcext:value-type="string">
            <text:p>core</text:p>
          </table:table-cell>
          <table:table-cell table:style-name="ce11" office:value-type="string" calcext:value-type="string">
            <text:p>strength</text:p>
          </table:table-cell>
          <table:table-cell table:style-name="ce11" office:value-type="string" calcext:value-type="string">
            <text:p>cardio</text:p>
          </table:table-cell>
          <table:table-cell table:style-name="ce24" office:value-type="string" calcext:value-type="string">
            <text:p>mobility</text:p>
          </table:table-cell>
          <table:table-cell table:style-name="ce25" office:value-type="string" calcext:value-type="string">
            <text:p>difficulty</text:p>
          </table:table-cell>
          <table:table-cell table:style-name="ce6" office:value-type="string" calcext:value-type="string">
            <text:p>weights</text:p>
          </table:table-cell>
          <table:table-cell table:style-name="ce28" office:value-type="string" calcext:value-type="string">
            <text:p>bank</text:p>
          </table:table-cell>
          <table:table-cell table:style-name="ce28" office:value-type="string" calcext:value-type="string">
            <text:p>bar</text:p>
          </table:table-cell>
          <table:table-cell table:style-name="ce28" office:value-type="string" calcext:value-type="string">
            <text:p>floor</text:p>
          </table:table-cell>
          <table:table-cell table:style-name="ce29" office:value-type="string" calcext:value-type="string">
            <text:p>outdoor</text:p>
          </table:table-cell>
          <table:table-cell table:style-name="ce28" office:value-type="string" calcext:value-type="string">
            <text:p>stress</text:p>
          </table:table-cell>
          <table:table-cell table:style-name="ce28" office:value-type="string" calcext:value-type="string">
            <text:p>pairwise</text:p>
          </table:table-cell>
          <table:table-cell table:style-name="ce28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28" office:value-type="string" calcext:value-type="string">
            <text:p>instructions</text:p>
          </table:table-cell>
          <table:table-cell table:style-name="ce28"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; lunge backwards; rotate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 and put your feet on the other side of the other leg and grab its ankle; raise your other arm over your head and lie slowly down; get back up and move your free hand to the toes of the other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on the floor; raise your left arm and your right leg and form a straight line; return to starting position and switch sid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quat down and hold your feet from the front; move your butt upwards while holding the feet until the knees are stretched; go back into squ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Front Support + Rot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ounds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Front Support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Front Support Shuff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unds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Front Support to Lun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Good Mornings + OH Squa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igh Kne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ateral 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unge + Heel Tou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unge Wal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unge Walks with Weigh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unge with Hand to Fo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ountain Climb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ne Leg Deadlif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lank Climb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lank to Front Suppo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lank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conds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lanks with Te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op U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ush Ups + Ankle Tou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cissor Jump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ide Squ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ide Squat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kater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kater + Tou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eed Fe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lits + Tors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tanding Hand to Fe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tretch Jum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Turkish Get U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p/Down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1:Sheet1.H10485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N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19:11:17.622779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6.2$Linux_X86_64 LibreOffice_project/40$Build-2</meta:generator>
    <dc:date>2021-03-09T22:18:18.172219558</dc:date>
    <meta:editing-duration>P20DT4H39M27S</meta:editing-duration>
    <meta:editing-cycles>144</meta:editing-cycles>
    <meta:document-statistic meta:table-count="1" meta:cell-count="664" meta:object-count="0"/>
  </office:meta>
</office:document-meta>
</file>